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5F0000015453986189C1F6CF3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6306in" fo:margin-left="0.0069in" style:page-number="auto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1097in"/>
    </style:style>
    <style:style style:name="Table1.I" style:family="table-column">
      <style:table-column-properties style:column-width="0.7528in"/>
    </style:style>
    <style:style style:name="Table1.1" style:family="table-row">
      <style:table-row-properties style:row-height="0.5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B1" style:family="table-cell">
      <style:table-cell-properties style:vertical-align="middle" fo:padding="0in" fo:border-left="none" fo:border-right="none" fo:border-top="0.25pt solid #ffffff" fo:border-bottom="0.25pt solid #ffffff" style:writing-mode="lr-tb"/>
    </style:style>
    <style:style style:name="Table1.2" style:family="table-row">
      <style:table-row-properties style:row-height="0.1201in" fo:keep-together="auto"/>
    </style:style>
    <style:style style:name="Table1.A2" style:family="table-cell">
      <style:table-cell-properties style:vertical-align="middle" fo:padding="0in" fo:border-left="0.25pt solid #ffffff" fo:border-right="0.25pt solid #ffffff" fo:border-top="none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4" style:family="paragraph" style:parent-style-name="Standard">
      <style:paragraph-properties fo:margin-top="0in" fo:margin-bottom="0in" style:contextual-spacing="false" fo:line-height="0.0138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I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Image1" text:anchor-type="char" svg:width="0.5035in" svg:height="0.4874in" draw:z-index="3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text:bookmark-start text:name="Blank_MP1_panel9"/><draw:frame draw:style-name="fr1" draw:name="Image2" text:anchor-type="char" svg:width="0.5035in" svg:height="0.4874in" draw:z-index="3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text:bookmark-end text:name="Blank_MP1_panel9"/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bookmark-start text:name="Blank_MP1_panel10"/><draw:frame draw:style-name="fr1" draw:name="Image3" text:anchor-type="char" svg:width="0.5035in" svg:height="0.4874in" draw:z-index="4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text:bookmark-end text:name="Blank_MP1_panel10"/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bookmark-start text:name="Blank_MP1_panel11"/><draw:frame draw:style-name="fr1" draw:name="Image4" text:anchor-type="char" svg:width="0.5035in" svg:height="0.4874in" draw:z-index="4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text:bookmark-end text:name="Blank_MP1_panel11"/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bookmark-start text:name="Blank_MP1_panel12"/><draw:frame draw:style-name="fr1" draw:name="Image5" text:anchor-type="char" svg:width="0.5035in" svg:height="0.4874in" draw:z-index="4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text:bookmark-end text:name="Blank_MP1_panel12"/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bookmark-start text:name="Blank_MP1_panel13"/><draw:frame draw:style-name="fr1" draw:name="Image6" text:anchor-type="char" svg:width="0.5035in" svg:height="0.4874in" draw:z-index="4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text:bookmark-end text:name="Blank_MP1_panel13"/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bookmark-start text:name="Blank_MP1_panel14"/><draw:frame draw:style-name="fr1" draw:name="Image7" text:anchor-type="char" svg:width="0.5035in" svg:height="0.4874in" draw:z-index="4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text:bookmark-end text:name="Blank_MP1_panel14"/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" text:anchor-type="char" svg:width="0.5035in" svg:height="0.4874in" draw:z-index="5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" text:anchor-type="char" svg:width="0.5035in" svg:height="0.4874in" draw:z-index="5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0" text:anchor-type="char" svg:width="0.5035in" svg:height="0.4874in" draw:z-index="5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" text:anchor-type="char" svg:width="0.5035in" svg:height="0.4874in" draw:z-index="5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" text:anchor-type="char" svg:width="0.5035in" svg:height="0.4874in" draw:z-index="5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" text:anchor-type="char" svg:width="0.5035in" svg:height="0.4874in" draw:z-index="6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" text:anchor-type="char" svg:width="0.5035in" svg:height="0.4874in" draw:z-index="6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5" text:anchor-type="char" svg:width="0.5035in" svg:height="0.4874in" draw:z-index="6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6" text:anchor-type="char" svg:width="0.5035in" svg:height="0.4874in" draw:z-index="6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7" text:anchor-type="char" svg:width="0.5035in" svg:height="0.4874in" draw:z-index="6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8" text:anchor-type="char" svg:width="0.5035in" svg:height="0.4874in" draw:z-index="7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9" text:anchor-type="char" svg:width="0.5035in" svg:height="0.4874in" draw:z-index="7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0" text:anchor-type="char" svg:width="0.5035in" svg:height="0.4874in" draw:z-index="7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1" text:anchor-type="char" svg:width="0.5035in" svg:height="0.4874in" draw:z-index="7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2" text:anchor-type="char" svg:width="0.5035in" svg:height="0.4874in" draw:z-index="7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3" text:anchor-type="char" svg:width="0.5035in" svg:height="0.4874in" draw:z-index="8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4" text:anchor-type="char" svg:width="0.5035in" svg:height="0.4874in" draw:z-index="8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5" text:anchor-type="char" svg:width="0.5035in" svg:height="0.4874in" draw:z-index="8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6" text:anchor-type="char" svg:width="0.5035in" svg:height="0.4874in" draw:z-index="8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7" text:anchor-type="char" svg:width="0.5035in" svg:height="0.4874in" draw:z-index="8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28" text:anchor-type="char" svg:width="0.5035in" svg:height="0.4874in" draw:z-index="9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9" text:anchor-type="char" svg:width="0.5035in" svg:height="0.4874in" draw:z-index="9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0" text:anchor-type="char" svg:width="0.5035in" svg:height="0.4874in" draw:z-index="9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1" text:anchor-type="char" svg:width="0.5035in" svg:height="0.4874in" draw:z-index="9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2" text:anchor-type="char" svg:width="0.5035in" svg:height="0.4874in" draw:z-index="9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3" text:anchor-type="char" svg:width="0.5035in" svg:height="0.4874in" draw:z-index="10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4" text:anchor-type="char" svg:width="0.5035in" svg:height="0.4874in" draw:z-index="10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5" text:anchor-type="char" svg:width="0.5035in" svg:height="0.4874in" draw:z-index="10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6" text:anchor-type="char" svg:width="0.5035in" svg:height="0.4874in" draw:z-index="10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37" text:anchor-type="char" svg:width="0.5035in" svg:height="0.4874in" draw:z-index="10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8" text:anchor-type="char" svg:width="0.5035in" svg:height="0.4874in" draw:z-index="10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9" text:anchor-type="char" svg:width="0.5035in" svg:height="0.4874in" draw:z-index="10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0" text:anchor-type="char" svg:width="0.5035in" svg:height="0.4874in" draw:z-index="10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1" text:anchor-type="char" svg:width="0.5035in" svg:height="0.4874in" draw:z-index="9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2" text:anchor-type="char" svg:width="0.5035in" svg:height="0.4874in" draw:z-index="9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3" text:anchor-type="char" svg:width="0.5035in" svg:height="0.4874in" draw:z-index="9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4" text:anchor-type="char" svg:width="0.5035in" svg:height="0.4874in" draw:z-index="9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5" text:anchor-type="char" svg:width="0.5035in" svg:height="0.4874in" draw:z-index="9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46" text:anchor-type="char" svg:width="0.5035in" svg:height="0.4874in" draw:z-index="8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47" text:anchor-type="char" svg:width="0.5035in" svg:height="0.4874in" draw:z-index="8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8" text:anchor-type="char" svg:width="0.5035in" svg:height="0.4874in" draw:z-index="8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9" text:anchor-type="char" svg:width="0.5035in" svg:height="0.4874in" draw:z-index="8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0" text:anchor-type="char" svg:width="0.5035in" svg:height="0.4874in" draw:z-index="8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1" text:anchor-type="char" svg:width="0.5035in" svg:height="0.4874in" draw:z-index="7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2" text:anchor-type="char" svg:width="0.5035in" svg:height="0.4874in" draw:z-index="7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3" text:anchor-type="char" svg:width="0.5035in" svg:height="0.4874in" draw:z-index="7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4" text:anchor-type="char" svg:width="0.5035in" svg:height="0.4874in" draw:z-index="7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55" text:anchor-type="char" svg:width="0.5035in" svg:height="0.4874in" draw:z-index="7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56" text:anchor-type="char" svg:width="0.5035in" svg:height="0.4874in" draw:z-index="6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7" text:anchor-type="char" svg:width="0.5035in" svg:height="0.4874in" draw:z-index="6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8" text:anchor-type="char" svg:width="0.5035in" svg:height="0.4874in" draw:z-index="6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9" text:anchor-type="char" svg:width="0.5035in" svg:height="0.4874in" draw:z-index="6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0" text:anchor-type="char" svg:width="0.5035in" svg:height="0.4874in" draw:z-index="6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1" text:anchor-type="char" svg:width="0.5035in" svg:height="0.4874in" draw:z-index="5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2" text:anchor-type="char" svg:width="0.5035in" svg:height="0.4874in" draw:z-index="5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3" text:anchor-type="char" svg:width="0.5035in" svg:height="0.4874in" draw:z-index="5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64" text:anchor-type="char" svg:width="0.5035in" svg:height="0.4874in" draw:z-index="5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65" text:anchor-type="char" svg:width="0.5035in" svg:height="0.4874in" draw:z-index="5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6" text:anchor-type="char" svg:width="0.5035in" svg:height="0.4874in" draw:z-index="4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7" text:anchor-type="char" svg:width="0.5035in" svg:height="0.4874in" draw:z-index="4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8" text:anchor-type="char" svg:width="0.5035in" svg:height="0.4874in" draw:z-index="4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9" text:anchor-type="char" svg:width="0.5035in" svg:height="0.4874in" draw:z-index="4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0" text:anchor-type="char" svg:width="0.5035in" svg:height="0.4874in" draw:z-index="4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1" text:anchor-type="char" svg:width="0.5035in" svg:height="0.4874in" draw:z-index="3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2" text:anchor-type="char" svg:width="0.5035in" svg:height="0.4874in" draw:z-index="3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73" text:anchor-type="char" svg:width="0.5035in" svg:height="0.4874in" draw:z-index="3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74" text:anchor-type="char" svg:width="0.5035in" svg:height="0.4874in" draw:z-index="3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5" text:anchor-type="char" svg:width="0.5035in" svg:height="0.4874in" draw:z-index="3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6" text:anchor-type="char" svg:width="0.5035in" svg:height="0.4874in" draw:z-index="3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7" text:anchor-type="char" svg:width="0.5035in" svg:height="0.4874in" draw:z-index="3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8" text:anchor-type="char" svg:width="0.5035in" svg:height="0.4874in" draw:z-index="3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9" text:anchor-type="char" svg:width="0.5035in" svg:height="0.4874in" draw:z-index="2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0" text:anchor-type="char" svg:width="0.5035in" svg:height="0.4874in" draw:z-index="2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1" text:anchor-type="char" svg:width="0.5035in" svg:height="0.4874in" draw:z-index="2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82" text:anchor-type="char" svg:width="0.5035in" svg:height="0.4874in" draw:z-index="2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83" text:anchor-type="char" svg:width="0.5035in" svg:height="0.4874in" draw:z-index="2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4" text:anchor-type="char" svg:width="0.5035in" svg:height="0.4874in" draw:z-index="2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5" text:anchor-type="char" svg:width="0.5035in" svg:height="0.4874in" draw:z-index="2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6" text:anchor-type="char" svg:width="0.5035in" svg:height="0.4874in" draw:z-index="2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7" text:anchor-type="char" svg:width="0.5035in" svg:height="0.4874in" draw:z-index="2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8" text:anchor-type="char" svg:width="0.5035in" svg:height="0.4874in" draw:z-index="2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9" text:anchor-type="char" svg:width="0.5035in" svg:height="0.4874in" draw:z-index="1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0" text:anchor-type="char" svg:width="0.5035in" svg:height="0.4874in" draw:z-index="1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91" text:anchor-type="char" svg:width="0.5035in" svg:height="0.4874in" draw:z-index="1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92" text:anchor-type="char" svg:width="0.5035in" svg:height="0.4874in" draw:z-index="1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3" text:anchor-type="char" svg:width="0.5035in" svg:height="0.4874in" draw:z-index="1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4" text:anchor-type="char" svg:width="0.5035in" svg:height="0.4874in" draw:z-index="1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5" text:anchor-type="char" svg:width="0.5035in" svg:height="0.4874in" draw:z-index="1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6" text:anchor-type="char" svg:width="0.5035in" svg:height="0.4874in" draw:z-index="1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7" text:anchor-type="char" svg:width="0.5035in" svg:height="0.4874in" draw:z-index="1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8" text:anchor-type="char" svg:width="0.5035in" svg:height="0.4874in" draw:z-index="1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9" text:anchor-type="char" svg:width="0.5035in" svg:height="0.4874in" draw:z-index="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00" text:anchor-type="char" svg:width="0.5035in" svg:height="0.4874in" draw:z-index="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01" text:anchor-type="char" svg:width="0.5035in" svg:height="0.4874in" draw:z-index="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2" text:anchor-type="char" svg:width="0.5035in" svg:height="0.4874in" draw:z-index="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3" text:anchor-type="char" svg:width="0.5035in" svg:height="0.4874in" draw:z-index="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4" text:anchor-type="char" svg:width="0.5035in" svg:height="0.4874in" draw:z-index="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5" text:anchor-type="char" svg:width="0.5035in" svg:height="0.4874in" draw:z-index="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6" text:anchor-type="char" svg:width="0.5035in" svg:height="0.4874in" draw:z-index="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7" text:anchor-type="char" svg:width="0.5035in" svg:height="0.4874in" draw:z-index="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8" text:anchor-type="char" svg:width="0.5035in" svg:height="0.4874in" draw:z-index="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09" text:anchor-type="char" svg:width="0.5035in" svg:height="0.4874in" draw:z-index="10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0" text:anchor-type="char" svg:width="0.5035in" svg:height="0.4874in" draw:z-index="10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1" text:anchor-type="char" svg:width="0.5035in" svg:height="0.4874in" draw:z-index="11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2" text:anchor-type="char" svg:width="0.5035in" svg:height="0.4874in" draw:z-index="11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3" text:anchor-type="char" svg:width="0.5035in" svg:height="0.4874in" draw:z-index="11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4" text:anchor-type="char" svg:width="0.5035in" svg:height="0.4874in" draw:z-index="11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5" text:anchor-type="char" svg:width="0.5035in" svg:height="0.4874in" draw:z-index="11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6" text:anchor-type="char" svg:width="0.5035in" svg:height="0.4874in" draw:z-index="11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7" text:anchor-type="char" svg:width="0.5035in" svg:height="0.4874in" draw:z-index="11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18" text:anchor-type="char" svg:width="0.5035in" svg:height="0.4874in" draw:z-index="11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9" text:anchor-type="char" svg:width="0.5035in" svg:height="0.4874in" draw:z-index="11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0" text:anchor-type="char" svg:width="0.5035in" svg:height="0.4874in" draw:z-index="11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1" text:anchor-type="char" svg:width="0.5035in" svg:height="0.4874in" draw:z-index="12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2" text:anchor-type="char" svg:width="0.5035in" svg:height="0.4874in" draw:z-index="12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3" text:anchor-type="char" svg:width="0.5035in" svg:height="0.4874in" draw:z-index="12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4" text:anchor-type="char" svg:width="0.5035in" svg:height="0.4874in" draw:z-index="12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5" text:anchor-type="char" svg:width="0.5035in" svg:height="0.4874in" draw:z-index="12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6" text:anchor-type="char" svg:width="0.5035in" svg:height="0.4874in" draw:z-index="12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27" text:anchor-type="char" svg:width="0.5035in" svg:height="0.4874in" draw:z-index="12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28" text:anchor-type="char" svg:width="0.5035in" svg:height="0.4874in" draw:z-index="12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9" text:anchor-type="char" svg:width="0.5035in" svg:height="0.4874in" draw:z-index="12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0" text:anchor-type="char" svg:width="0.5035in" svg:height="0.4874in" draw:z-index="12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1" text:anchor-type="char" svg:width="0.5035in" svg:height="0.4874in" draw:z-index="13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2" text:anchor-type="char" svg:width="0.5035in" svg:height="0.4874in" draw:z-index="13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3" text:anchor-type="char" svg:width="0.5035in" svg:height="0.4874in" draw:z-index="13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4" text:anchor-type="char" svg:width="0.5035in" svg:height="0.4874in" draw:z-index="13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5" text:anchor-type="char" svg:width="0.5035in" svg:height="0.4874in" draw:z-index="134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36" text:anchor-type="char" svg:width="0.5035in" svg:height="0.4874in" draw:z-index="135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37" text:anchor-type="char" svg:width="0.5035in" svg:height="0.4874in" draw:z-index="136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8" text:anchor-type="char" svg:width="0.5035in" svg:height="0.4874in" draw:z-index="137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9" text:anchor-type="char" svg:width="0.5035in" svg:height="0.4874in" draw:z-index="138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0" text:anchor-type="char" svg:width="0.5035in" svg:height="0.4874in" draw:z-index="139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1" text:anchor-type="char" svg:width="0.5035in" svg:height="0.4874in" draw:z-index="140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2" text:anchor-type="char" svg:width="0.5035in" svg:height="0.4874in" draw:z-index="141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3" text:anchor-type="char" svg:width="0.5035in" svg:height="0.4874in" draw:z-index="142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4" text:anchor-type="char" svg:width="0.5035in" svg:height="0.4874in" draw:z-index="143" draw:transform="translate (-0.251771653543307in -0.243700787401575in) rotate (0.523598775598299) translate (0.251771653543307in 0.243700787401575in)"><draw:image xlink:href="Pictures/100002010000015F0000015453986189C1F6CF32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402in" fo:margin-bottom="0.4201in" fo:margin-left="0.3701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Garage Sale Pup Template</dc:title>
    <dc:subject>Garage Sale Pup Template</dc:subject>
    <meta:keyword>Garage Sale Pup</meta:keyword>
    <dc:description>Copyright © Garage Sale Pup. All rights reserved.</dc:description>
    <meta:initial-creator>Garage Sale Pup</meta:initial-creator>
    <meta:creation-date>2016-09-08T09:24:00</meta:creation-date>
    <dc:date>2021-06-10T13:42:35.742138866</dc:date>
    <meta:print-date>2016-09-08T11:07:00</meta:print-date>
    <meta:editing-cycles>6</meta:editing-cycles>
    <meta:editing-duration>PT7M20S</meta:editing-duration>
    <meta:generator>LibreOffice/7.1.3.2$Linux_X86_64 LibreOffice_project/10$Build-2</meta:generator>
    <meta:document-statistic meta:table-count="1" meta:image-count="144" meta:object-count="0" meta:page-count="1" meta:paragraph-count="0" meta:word-count="0" meta:character-count="0" meta:non-whitespace-character-count="0"/>
    <meta:user-defined meta:name="productGroup">U-0514-01</meta:user-defined>
  </office:meta>
</office:document-meta>
</file>